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Field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min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series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string">
            <text:p>Rmax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Count-max</text:p>
          </table:table-cell>
        </table:table-row>
        <table:table-row table:style-name="ro1">
          <table:table-cell table:formula="of:=[.$A$5]*[.A2]/([.A2]+[.$A$3])" office:value-type="float" office:value="240.705882352941">
            <text:p>241</text:p>
          </table:table-cell>
          <table:table-cell office:value-type="string">
            <text:p>Count-light</text:p>
          </table:table-cell>
        </table:table-row>
        <table:table-row table:style-name="ro1">
          <table:table-cell table:formula="of:=[.$A$5]*[.A4]/([.A4]+[.$A$3])" office:value-type="float" office:value="948.979591836735">
            <text:p>949</text:p>
          </table:table-cell>
          <table:table-cell office:value-type="string">
            <text:p>Count-dark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</meta:initial-creator>
    <meta:creation-date>2012-07-01T15:30:04</meta:creation-date>
    <dc:date>2012-07-01T15:49:19</dc:date>
    <dc:creator>doug </dc:creator>
    <meta:editing-duration>PT4M4S</meta:editing-duration>
    <meta:editing-cycles>1</meta:editing-cycles>
    <meta:document-statistic meta:table-count="3" meta:cell-count="14" meta:object-count="0"/>
    <meta:generator>LibreOffice/3.5$Linux_X86_64 LibreOffice_project/350m1$Build-2</meta:generator>
  </office:meta>
</office:document-meta>
</file>